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B67309BA1F84D8F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Dado_20_campo">
      <style:paragraph-properties fo:text-align="end" style:justify-single-word="false"/>
    </style:style>
    <style:style style:name="P3" style:family="paragraph" style:parent-style-name="Dado_20_campo">
      <style:text-properties fo:font-weight="normal" style:font-weight-asian="normal" style:font-weight-complex="normal"/>
    </style:style>
    <style:style style:name="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Dado_20_campo">
      <style:paragraph-properties fo:text-align="start" style:justify-single-word="false"/>
    </style:style>
    <style:style style:name="P6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7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Descritivo_20_bloco">
      <style:paragraph-properties fo:text-align="center" style:justify-single-word="false"/>
    </style:style>
    <style:style style:name="P11" style:family="paragraph" style:parent-style-name="Descritivo_20_campo">
      <style:text-properties fo:font-size="7pt" style:font-size-asian="7pt" style:font-size-complex="7pt"/>
    </style:style>
    <style:style style:name="P12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Descritivo_20_campo">
      <style:paragraph-properties fo:text-align="center" style:justify-single-word="false"/>
    </style:style>
    <style:style style:name="P14" style:family="paragraph" style:parent-style-name="Dado_20_produto_20_numérico">
      <style:text-properties fo:font-size="7pt" style:font-size-asian="7pt" style:font-size-complex="7pt"/>
    </style:style>
    <style:style style:name="P15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Dado_20_produto">
      <style:text-properties fo:font-size="7pt" style:font-size-asian="7pt" style:font-size-complex="7pt"/>
    </style:style>
    <style:style style:name="P18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19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numero_formatado" text:name="py3o.danfe.NFe.numer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numero_rps_formatado" text:name="py3o.danfe.NFe.numero_rps_formatad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servico_formatado" text:name="py3o.danfe.NFe.servico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1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1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3">Código do serviço</text:p>
          </table:table-cell>
          <table:table-cell table:style-name="Tabela9.B6" office:value-type="string">
            <text:p text:style-name="P13">Descrição</text:p>
          </table:table-cell>
          <table:table-cell table:style-name="Tabela9.C6" office:value-type="string">
            <text:p text:style-name="P13">Quantidade</text:p>
          </table:table-cell>
          <table:table-cell table:style-name="Tabela9.D6" office:value-type="string">
            <text:p text:style-name="P13">Valor unitário</text:p>
          </table:table-cell>
          <table:table-cell table:style-name="Tabela9.E6" office:value-type="string">
            <text:p text:style-name="P13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oft-page-break/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text:soft-page-break/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text:soft-page-break/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Dado_20_campo">
      <style:text-properties fo:font-weight="normal" style:font-weight-asian="normal" style:font-weight-complex="normal"/>
    </style:style>
    <style:style style:name="MP5" style:family="paragraph" style:parent-style-name="Frame_20_contents">
      <style:paragraph-properties fo:text-align="start" style:justify-single-word="false"/>
    </style:style>
    <style:style style:name="MP6" style:family="paragraph" style:parent-style-name="Dado_20_campo">
      <style:paragraph-properties fo:text-align="start" style:justify-single-word="false"/>
    </style:style>
    <style:style style:name="MP7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8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0" style:family="paragraph" style:parent-style-name="Descritivo_20_campo">
      <style:text-properties fo:font-size="7pt" style:font-size-asian="7pt" style:font-size-complex="7pt"/>
    </style:style>
    <style:style style:name="MP11" style:family="paragraph" style:parent-style-name="Dado_20_produto_20_numérico">
      <style:text-properties fo:font-size="7pt" style:font-size-asian="7pt" style:font-size-complex="7pt"/>
    </style:style>
    <style:style style:name="MP12" style:family="paragraph" style:parent-style-name="Dado_20_produto">
      <style:text-properties fo:font-size="7pt" style:font-size-asian="7pt" style:font-size-complex="7pt"/>
    </style:style>
    <style:style style:name="MP13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4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5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7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1"><draw:image xlink:href="Pictures/100000000000008500000062B67309BA1F84D8F3.jpg" xlink:type="simple" xlink:show="embed" xlink:actuate="onLoad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SaiEnt.formato_danfe">danfe.NFe.infNFe.ide.dSaiEnt.formato_danf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/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><text:user-field-get text:name="py3o.danfe.NFe.numero_rps_formatado">danfe.NFe.numero_rps_formatado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2" draw:name="py3o.image(danfe.logo, 'png', isb64=True,dummy=1)" text:anchor-type="char" svg:width="37.99mm" svg:height="32mm" draw:z-index="5"><draw:text-box><text:p text:style-name="MP5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2" draw:name="Quadro1" text:anchor-type="char" svg:width="192mm" svg:height="32mm" draw:z-index="9"><draw:text-box><text:p text:style-name="MP5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4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and%20danfe.imprime_codigo_servico%22" text:style-name="Internet_20_link" text:visited-style-name="Visited_20_Internet_20_Link"><text:span text:style-name="MT3">if="danfe.imprime_codigo_cnae and danfe.imprime_codigo_servico"</text:span>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3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6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3">if="danfe.imprime_codigo_servico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6"><text:user-field-get text:name="py3o.danfe.NFe.servico_formatado">danfe.NFe.servico_formatado</text:user-field-get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3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8"/>
            </table:table-cell>
            <table:table-cell table:style-name="Tabela4.A4" office:value-type="string">
              <text:p text:style-name="Descritivo_20_campo">Código ART</text:p>
              <text:p text:style-name="MP8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9">PRESTADOR DE SERVIÇOS</text:p>
            </table:table-cell>
            <table:table-cell table:style-name="Tabela13.B1" office:value-type="string">
              <text:p text:style-name="MP9">OUTRAS INFORMAÇÕES</text:p>
            </table:table-cell>
            <table:table-cell table:style-name="Tabela13.A1" office:value-type="string">
              <text:p text:style-name="MP9">CÁLCULO DO ISS DEVIDO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0">(+) Valor dos serviços</text:p>
            </table:table-cell>
            <table:table-cell table:style-name="Tabela14.B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0">Natureza da operação</text:p>
            </table:table-cell>
            <table:covered-table-cell/>
            <table:table-cell table:style-name="Tabela14.E1" office:value-type="string">
              <text:p text:style-name="MP10">(+) Valor dos serviços</text:p>
            </table:table-cell>
            <table:table-cell table:style-name="Tabela14.A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condicionado</text:p>
            </table:table-cell>
            <table:table-cell table:style-name="Tabela14.B1" office:value-type="string">
              <text:p text:style-name="MP11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0">(-) Deduções permitidas em Lei</text:p>
            </table:table-cell>
            <table:table-cell table:style-name="Tabela14.A1" office:value-type="string">
              <text:p text:style-name="MP11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incondicionado</text:p>
            </table:table-cell>
            <table:table-cell table:style-name="Tabela14.B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0">Regime especial de tributação</text:p>
            </table:table-cell>
            <table:covered-table-cell/>
            <table:table-cell table:style-name="Tabela14.E1" office:value-type="string">
              <text:p text:style-name="MP10">(-) Desconto incondicionado</text:p>
            </table:table-cell>
            <table:table-cell table:style-name="Tabela14.A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Retenções federais</text:p>
            </table:table-cell>
            <table:table-cell table:style-name="Tabela14.B1" office:value-type="string">
              <text:p text:style-name="MP11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2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0">(=) Base de cálculo</text:p>
            </table:table-cell>
            <table:table-cell table:style-name="Tabela14.A1" office:value-type="string">
              <text:p text:style-name="MP11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Outras retenções</text:p>
            </table:table-cell>
            <table:table-cell table:style-name="Tabela14.B1" office:value-type="string">
              <text:p text:style-name="MP11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2"/>
            </table:table-cell>
            <table:covered-table-cell/>
            <table:table-cell table:style-name="Tabela14.E1" office:value-type="string">
              <text:p text:style-name="MP10">(×) Alíquota</text:p>
            </table:table-cell>
            <table:table-cell table:style-name="Tabela14.A1" office:value-type="string">
              <text:p text:style-name="MP11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0">(-) ISS retido</text:p>
            </table:table-cell>
            <table:table-cell table:style-name="Tabela14.B1" office:value-type="string">
              <text:p text:style-name="MP11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0">Incentivador cultural</text:p>
            </table:table-cell>
            <table:table-cell table:style-name="Tabela14.A1" office:value-type="string">
              <text:p text:style-name="MP13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0">(?) ISS retido</text:p>
            </table:table-cell>
            <table:table-cell table:style-name="Tabela14.A1" office:value-type="string">
              <text:p text:style-name="MP14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5">(=) Valor líquido</text:p>
            </table:table-cell>
            <table:table-cell table:style-name="Tabela14.B7" office:value-type="string">
              <text:p text:style-name="MP16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0">SIMPLES nacional</text:p>
            </table:table-cell>
            <table:table-cell table:style-name="Tabela14.B1" office:value-type="string">
              <text:p text:style-name="MP13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5">(=) Valor do ISS</text:p>
            </table:table-cell>
            <table:table-cell table:style-name="Tabela14.A7" office:value-type="string">
              <text:p text:style-name="MP16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7">VALOR TOTAL DA NOTA R$ <text:span text:style-name="MT4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20T10:55:39.824824081">20/03/2018</text:date><text:s/>às <text:time style:data-style-name="N41" text:time-value="2018-03-20T10:55:39.825061080">10:55:19</text:time><text:s/>por <text:span text:style-name="MT5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SE</dc:title>
    <meta:editing-duration>P2DT10H59M19S</meta:editing-duration>
    <meta:editing-cycles>740</meta:editing-cycles>
    <meta:generator>LibreOffice/6.0.2.1.0$Linux_X86_64 LibreOffice_project/00m0$Build-1</meta:generator>
    <dc:date>2018-03-20T10:55:39.565413527</dc:date>
    <dc:creator>Taŭga Tecnologia</dc:creator>
    <meta:document-statistic meta:table-count="15" meta:image-count="1" meta:object-count="0" meta:page-count="4" meta:paragraph-count="191" meta:word-count="368" meta:character-count="5198" meta:non-whitespace-character-count="5019"/>
    <meta:template xlink:type="simple" xlink:actuate="onRequest" xlink:title="WriterPadrão" xlink:href="../Modelos/WriterPadrão.ott" meta:date="2016-12-23T15:03:10.881647871"/>
  </office:meta>
</office:document-meta>
</file>